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top="0in" fo:margin-bottom="0in" fo:line-height="100%"/>
      <style:text-properties style:font-name="Times New Roman" fo:font-size="12pt" style:font-size-asian="12pt" style:font-size-complex="12pt"/>
    </style:style>
    <style:style style:name="P4"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25in" fo:margin-right="0in" fo:margin-top="0in" fo:margin-bottom="0in" fo:line-height="100%" fo:text-indent="-0.25in" style:auto-text-indent="false"/>
    </style:style>
    <style:style style:name="P6"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7"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8" style:family="paragraph" style:parent-style-name="Standard" style:list-style-name="">
      <style:paragraph-properties fo:margin-left="0in" fo:margin-right="0in" fo:margin-top="0in" fo:margin-bottom="0in" fo:line-height="100%" fo:text-indent="0in" style:auto-text-indent="false" style:text-autospace="none">
        <style:tab-stops/>
      </style:paragraph-properties>
    </style:style>
    <style:style style:name="P9" style:family="paragraph" style:parent-style-name="Standard" style:list-style-name="">
      <style:paragraph-properties fo:margin-left="0.0098in" fo:margin-right="0in" fo:margin-top="0in" fo:margin-bottom="0in" fo:line-height="100%" fo:text-indent="0.0098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10" style:family="paragraph" style:parent-style-name="Standard" style:list-style-name="L1">
      <style:paragraph-properties fo:margin-left="0.0098in" fo:margin-right="0in" fo:margin-top="0in" fo:margin-bottom="0in" fo:line-height="100%" fo:text-indent="0.0098in" style:auto-text-indent="false" style:text-autospace="none">
        <style:tab-stops/>
      </style:paragraph-properties>
      <style:text-properties fo:color="#000000" style:font-name="Times New Roman" fo:font-size="12pt" fo:font-weight="normal" style:font-size-asian="12pt" style:font-weight-asian="normal" style:font-size-complex="12pt" style:font-weight-complex="normal"/>
    </style:style>
    <style:style style:name="P11" style:family="paragraph" style:parent-style-name="No_20_Spacing">
      <style:text-properties style:font-name="Times New Roman" fo:font-size="12pt" style:font-size-asian="12pt" style:font-name-complex="Times New Roman1" style:font-size-complex="12pt"/>
    </style:style>
    <style:style style:name="P12"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bold" style:font-weight-asian="bold" style:font-weight-complex="bold"/>
    </style:style>
    <style:style style:name="T5" style:family="text">
      <style:text-properties fo:font-weight="bold" style:font-name-asian="Georgia" style:font-weight-asian="bold" style:font-name-complex="Georgia" style:font-weight-complex="bold"/>
    </style:style>
    <style:style style:name="T6" style:family="text">
      <style:text-properties style:font-name="Times New Roman" fo:font-size="12pt" style:font-name-asian="Georgia" style:font-size-asian="12pt" style:font-name-complex="Georgia" style:font-size-complex="12pt"/>
    </style:style>
    <style:style style:name="T7" style:family="text">
      <style:text-properties style:font-name-asian="Georgia" style:font-name-complex="Georgia"/>
    </style:style>
    <style:style style:name="T8" style:family="text">
      <style:text-properties fo:font-style="normal" style:font-name-asian="Georgia" style:font-style-asian="normal" style:font-name-complex="Georgia" style:font-style-complex="normal"/>
    </style:style>
    <style:style style:name="T9" style:family="text">
      <style:text-properties fo:font-style="normal" fo:font-weight="bold" style:font-name-asian="Georgia" style:font-style-asian="normal" style:font-weight-asian="bold" style:font-name-complex="Georgia" style:font-style-complex="normal" style:font-weight-complex="bold"/>
    </style:style>
    <style:style style:name="T10"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11" style:family="text">
      <style:text-properties fo:color="#0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12" style:family="text">
      <style:text-properties fo:color="#000000" fo:font-weight="normal" style:font-name-asian="Georgia" style:font-weight-asian="normal" style:font-name-complex="Georgia" style:font-weight-complex="normal"/>
    </style:style>
    <style:style style:name="T13" style:family="text">
      <style:text-properties fo:color="#000000" fo:font-weight="bold" style:font-name-asian="Georgia" style:font-weight-asian="bold" style:font-name-complex="Georgia" style:font-weight-complex="bold"/>
    </style:style>
    <text:list-style style:name="L1">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e Wonders of the Law</text:span></text:p>
      <text:p text:style-name="P11"/>
      <text:p text:style-name="No_20_Spacing"><text:span text:style-name="T3">Read:</text:span><text:span text:style-name="T2"> Exodus 20:3-17</text:span></text:p>
      <text:p text:style-name="P11"/>
      <text:p text:style-name="P5"><text:span text:style-name="T3">Text:</text:span><text:span text:style-name="T2"> Psalm 119:18 “</text:span><text:span text:style-name="T6">Open thou mine eyes, that I may behold </text:span></text:p>
      <text:p text:style-name="P5"><text:span text:style-name="T6">wondrous things out of thy law.”</text:span></text:p>
      <text:p text:style-name="P6"/>
      <text:h text:style-name="P1" text:outline-level="3"><text:span text:style-name="T3">Introduction:</text:span><text:span text:style-name="T2"> Have you ever saw a law enforcement officer and been excited about his or her enforcing the law? How about one who has pulled you over? For some reason we believe that they are necessary for other people but not for us. Rarely are they seen as a blessing. When David writes about wondrous things out of the law it occurred to me that perhaps I should take another look at the law of God. Most of us look at the law as a bunch of don'ts. Here are some of the wonderful things from the law:</text:span></text:h>
      <text:h text:style-name="P2" text:outline-level="3"><text:span text:style-name="T2"/></text:h>
      <text:p text:style-name="P3"><text:span text:style-name="T4">I. “</text:span><text:span text:style-name="T13">Thou shalt have no other gods before me.”</text:span><text:span text:style-name="T12"> What is wonderful about this? Well when you realize that there are really no other gods. There is only one real God. Any time, money or emotion spent on other gods is a total waste. God loves you too much to let you waste your life.</text:span></text:p>
      <text:p text:style-name="P3"><text:span text:style-name="T12"/></text:p>
      <text:p text:style-name="P4"><text:span text:style-name="T4">II. “ </text:span><text:span text:style-name="T5">Thou shalt not make unto thee any graven image...”</text:span><text:span text:style-name="T7"> Why should the real God be intimidated by an image of a false god? God is opposed to anything that obscures our vision of God Himself. Think of it like this: How would you feel if your spouse loved an animated picture of a fictional character and put it on the wall in place of your wedding picture? Kind of silly; isn't it?</text:span></text:p>
      <text:p text:style-name="P4"><text:span text:style-name="T7"/></text:p>
      <text:p text:style-name="P4"><text:span text:style-name="T9">III. “Thou shalt not take the name of the LORD thy God in vain...”</text:span><text:span text:style-name="T8"> I read one writer who defined profanity as the effort of a feeble mind to express itself forcibly. Using God's name to justify any misbehavior is another way that many take God's name in vain. When we love someone it is offensive to misuse that relationship and that is really what this command is referring to.</text:span></text:p>
      <text:p text:style-name="P4"><text:span text:style-name="T8"/></text:p>
      <text:list xml:id="list1435986350001195883" text:style-name="L1">
        <text:list-item>
          <text:p text:style-name="P10"><text:span text:style-name="T9">“Remember the sabbath day, to keep it holy.” </text:span><text:span text:style-name="T8">Any doctor worth his/her salt will praise the benefits of taking a day off. God gave</text:span></text:p>
          <text:p text:style-name="P10"><text:span text:style-name="T8">us this command because He wants us healthy and holy.</text:span></text:p>
          <text:p text:style-name="P10"><text:span text:style-name="T8"/></text:p>
        </text:list-item>
      </text:list>
      <text:p text:style-name="P9"><text:span text:style-name="T9">V. “Honour thy father and thy mother...” </text:span><text:span text:style-name="T8">Why is this so important? We learn how to respond to authority by how we respond to our first authority: our parents. Do you think that this generation has an issue when it comes to dealing with authority? Could it be that these same people have failed in honoring their parents first?</text:span></text:p>
      <text:p text:style-name="P9"><text:span text:style-name="T8"/></text:p>
      <text:p text:style-name="P9"><text:span text:style-name="T9">VI. “Thou shalt not kill.”</text:span><text:span text:style-name="T8"> What is the benefit of this one? It is a great one if all the people in your community believe in it.</text:span></text:p>
      <text:p text:style-name="P9"><text:span text:style-name="T8"/></text:p>
      <text:p text:style-name="P7"><text:span text:style-name="T9">VII. “Thou shalt not commit adultery.”</text:span><text:span text:style-name="T8"> Do I have to tell you what is so wondrous about this one? How important is it that your spouse follows this command? Can you see the benefit?</text:span></text:p>
      <text:p text:style-name="P7"><text:span text:style-name="T8"/></text:p>
      <text:p text:style-name="P7"><text:span text:style-name="T9">VIII. Thou shalt not steal.</text:span><text:span text:style-name="T8"> This is another one that is wondrous if all your neighbors follow it. The real benefit is that when all around you obey it; you get to keep your stuff.</text:span></text:p>
      <text:p text:style-name="P7"><text:span text:style-name="T8"/></text:p>
      <text:p text:style-name="P7"><text:span text:style-name="T4">IX. “</text:span><text:span text:style-name="T9">Thou shalt not bear false witness...”</text:span><text:span text:style-name="T8"> Raise your hand if you like to be lied to. No one, that I know, likes to be lied to. When we are sworn in in a court room we are challenged to tell the truth, the whole truth, and nothing but the truth. Why is that so important? Does it matter to you if others actually trust you?</text:span></text:p>
      <text:p text:style-name="P7"><text:span text:style-name="T8"/></text:p>
      <text:p text:style-name="P7"><text:span text:style-name="T9">X. “Thou shalt not covet...”</text:span><text:span text:style-name="T8"> Have you ever met someone who is perpetually discontented? They are unhappy with what they have. They are discontented with where they live. They are discontented with who they are. </text:span></text:p>
      <text:p text:style-name="P8"><text:span text:style-name="T10"><text:s text:c="2"/>The wondrous thing about this command is that when we are not covetous we are grateful. Paul tells us in Romans 12:15 <text:s/>“Rejoice with them that do rejoice, and weep with them that weep.” when we are free from covetousness you can relate to and be a blessing to any and all that we come across. </text:span></text:p>
      <text:p text:style-name="P8"><text:span text:style-name="T10"/></text:p>
      <text:p text:style-name="P8"><text:span text:style-name="T11">Conclude:</text:span><text:span text:style-name="T10"> What command is too repressive for you? Which one has no benefit to us? What command do you wish you could delete? When David is speaking of the law this is the only law that he knows. It was wondrous for him and it is wondrous for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6-08-27T12:25:58.63</dc:date>
    <meta:editing-duration>PT1H44M26S</meta:editing-duration>
    <meta:generator>OpenOffice/4.1.2$Win32 OpenOffice.org_project/412m3$Build-9782</meta:generator>
    <meta:document-statistic meta:table-count="0" meta:image-count="0" meta:object-count="0" meta:page-count="1" meta:paragraph-count="18" meta:word-count="719" meta:character-count="37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